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1292" officeooo:paragraph-rsid="00071292"/>
    </style:style>
    <style:style style:name="P2" style:family="paragraph" style:parent-style-name="Standard">
      <style:paragraph-properties fo:text-align="center" style:justify-single-word="false"/>
      <style:text-properties officeooo:rsid="00071292" officeooo:paragraph-rsid="00071292"/>
    </style:style>
    <style:style style:name="P3" style:family="paragraph" style:parent-style-name="Standard">
      <style:paragraph-properties fo:text-align="start" style:justify-single-word="false"/>
      <style:text-properties officeooo:rsid="00071292" officeooo:paragraph-rsid="0007129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71292" officeooo:paragraph-rsid="00071292"/>
    </style:style>
    <style:style style:name="P5" style:family="paragraph" style:parent-style-name="Standard">
      <style:paragraph-properties fo:text-align="start" style:justify-single-word="false"/>
      <style:text-properties officeooo:rsid="00071292" officeooo:paragraph-rsid="0008542c"/>
    </style:style>
    <style:style style:name="P6" style:family="paragraph" style:parent-style-name="Standard">
      <style:text-properties officeooo:rsid="00071292" officeooo:paragraph-rsid="0008542c"/>
    </style:style>
    <style:style style:name="P7" style:family="paragraph" style:parent-style-name="Standard" style:list-style-name="L2">
      <style:text-properties officeooo:rsid="00071292" officeooo:paragraph-rsid="0008542c"/>
    </style:style>
    <style:style style:name="P8" style:family="paragraph" style:parent-style-name="Standard" style:list-style-name="L3">
      <style:text-properties officeooo:rsid="00071292" officeooo:paragraph-rsid="0008542c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officeooo:rsid="00071292" officeooo:paragraph-rsid="0007129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08542c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08542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8542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542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Require</text:p>
      <text:p text:style-name="P3"/>
      <text:p text:style-name="P3"/>
      <text:p text:style-name="P3"><text:span text:style-name="T4">La directiva RequireAll</text:span>: <text:span text:style-name="T5">A</text:span>grupa un conjunto de directivas <text:s/>de forma que para autorizar el acceso.</text:p>
      <text:p text:style-name="P3"/>
      <text:list xml:id="list2652783476" text:style-name="L1">
        <text:list-item>
          <text:p text:style-name="P4"><text:span text:style-name="T3">Debe tener éxito al menos una y no debe fallar ninguna de las restantes. </text:span></text:p>
        </text:list-item>
        <text:list-item>
          <text:p text:style-name="P9">Si no tiene éxito ninguna y tampoco hay fallo, entonces devuelve un resultado neutro. </text:p>
        </text:list-item>
        <text:list-item>
          <text:p text:style-name="P9">En cualquier otro caso deniega la autorización.</text:p>
        </text:list-item>
      </text:list>
      <text:p text:style-name="P3"/>
      <text:p text:style-name="P3"/>
      <text:p text:style-name="P1">&lt;RequireAll&gt;</text:p>
      <text:p text:style-name="P1"><text:tab/></text:p>
      <text:p text:style-name="P6"><text:tab/>Require all granted <text:s text:c="24"/><text:span text:style-name="T5">(significa que </text:span><text:span text:style-name="T5">permite el acceso siempre)</text:span></text:p>
      <text:p text:style-name="P1"><text:tab/></text:p>
      <text:p text:style-name="P1"><text:tab/>Requiere ip 192.168.11.3 <text:s text:c="8"/>(para que tenga éxito, la ip y el host, deben ser estos)</text:p>
      <text:p text:style-name="P1"><text:tab/></text:p>
      <text:p text:style-name="P1"><text:tab/>Require host fran.home</text:p>
      <text:p text:style-name="P1"><text:tab/></text:p>
      <text:p text:style-name="P1">&lt;/RequireAll&gt;</text:p>
      <text:p text:style-name="P1"/>
      <text:p text:style-name="P6"><text:span text:style-name="T6">La directiva RequireAny</text:span><text:span text:style-name="T8">:</text:span><text:span text:style-name="T6"> </text:span></text:p>
      <text:p text:style-name="P6"><text:span text:style-name="T6"/></text:p>
      <text:list xml:id="list2764220422" text:style-name="L2">
        <text:list-item>
          <text:p text:style-name="P7"><text:span text:style-name="T9">N</text:span>ecesita que se cumplar alguna de las directivas que engloba para autorizar el acceso. </text:p>
        </text:list-item>
        <text:list-item>
          <text:p text:style-name="P7">Si no se cumple ninguna y tampoco hay fallo, devuelve un resultado neutro. </text:p>
        </text:list-item>
        <text:list-item>
          <text:p text:style-name="P7">Y en cualquier otro caso deniega la autorización.</text:p>
        </text:list-item>
        <text:list-item>
          <text:p text:style-name="P7">Las directivas con not no se permiten en RequireAny.</text:p>
        </text:list-item>
      </text:list>
      <text:p text:style-name="P5"/>
      <text:p text:style-name="P6">&lt;Require<text:span text:style-name="T5">Any</text:span>&gt;</text:p>
      <text:p text:style-name="P6"><text:tab/></text:p>
      <text:p text:style-name="P6"><text:tab/>Require all granted <text:s text:c="9"/></text:p>
      <text:p text:style-name="P6"><text:tab/></text:p>
      <text:p text:style-name="P6"><text:tab/>Requiere ip 192.168.11.3 <text:s text:c="8"/>(para que tenga éxito, la ip <text:span text:style-name="T2">o</text:span> el host, debe <text:span text:style-name="T5">aparecer aquí</text:span>)</text:p>
      <text:p text:style-name="P6"><text:tab/></text:p>
      <text:p text:style-name="P6"><text:tab/>Require host fran.home</text:p>
      <text:p text:style-name="P6"><text:tab/></text:p>
      <text:p text:style-name="P6">&lt;/RequireA<text:span text:style-name="T5">ny</text:span>&gt;</text:p>
      <text:p text:style-name="P6"/>
      <text:p text:style-name="P6"><text:span text:style-name="T6">La directiva RequireNone</text:span>:</text:p>
      <text:list xml:id="list2040629279" text:style-name="L3">
        <text:list-item>
          <text:p text:style-name="P8"><text:span text:style-name="T5">P</text:span>ara autorizar el acceso no debe tener éxito ninguna de las directivas que la componen. </text:p>
        </text:list-item>
        <text:list-item>
          <text:p text:style-name="P8">Se suele usar para restringir el acceso a un grupo de usuarios al recurso.</text:p>
        </text:list-item>
        <text:list-item>
          <text:p text:style-name="P8">Las directivas con not no se permiten en RequireNone. </text:p>
        </text:list-item>
      </text:list>
      <text:p text:style-name="P6"/>
      <text:p text:style-name="P6">&lt;Require<text:span text:style-name="T5">None</text:span>&gt;</text:p>
      <text:p text:style-name="P6"><text:tab/></text:p>
      <text:p text:style-name="P6"><text:tab/>Require all granted</text:p>
      <text:p text:style-name="P6"><text:tab/></text:p>
      <text:p text:style-name="P6"><text:tab/>Requiere ip 192.168.11.3 <text:s text:c="8"/>(para que tenga éxito, la ip <text:span text:style-name="T2">ni</text:span> el host, <text:span text:style-name="T5">deben aparecer aquí)</text:span></text:p>
      <text:p text:style-name="P6"><text:tab/></text:p>
      <text:p text:style-name="P6"><text:tab/>Require host fran.home</text:p>
      <text:p text:style-name="P6"><text:tab/></text:p>
      <text:p text:style-name="P6">&lt;/Require<text:span text:style-name="T5">None</text:span>&gt;</text:p>
      <text:p text:style-name="P6"/>
      <text:p text:style-name="P6"><text:soft-page-break/></text:p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0:36:19.237223298</meta:creation-date>
    <dc:date>2020-01-08T10:55:29.955231076</dc:date>
    <meta:editing-duration>PT8M59S</meta:editing-duration>
    <meta:editing-cycles>1</meta:editing-cycles>
    <meta:document-statistic meta:table-count="0" meta:image-count="0" meta:object-count="0" meta:page-count="2" meta:paragraph-count="41" meta:word-count="225" meta:character-count="1428" meta:non-whitespace-character-count="1155"/>
    <meta:generator>LibreOffice/6.0.7.3$Linux_X86_64 LibreOffice_project/00m0$Build-3</meta:generator>
  </office:meta>
</office:document-meta>
</file>